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XPathXStreamExpression.JAXPXPathXStream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XStreamExpression.evaluate( MessageExchange exchange , Normalized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XPXPathXStreamExpression.getX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PXPathXStreamExpression.JAXPXPathXStream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XStreamExpression.createX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PXPathXStreamExpression.setXStream( XStream x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